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2.5pt" fo:letter-spacing="normal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Aug 13, 2022 <text:span text:style-name="T1">7 miles of running</text:span> and 9.5 miles walking on the Ernst Trail with Jim and Brian</text:p>
      <text:p text:style-name="P1">We ran and walked 3 x 5.5 miles. During the first 5.5 miles we ran more than we walked. During the second, we generally walked 0.25 miles, ran 0.25 miles and repeated to the end. <text:s/>During the third, we ran about 45s at the beginning of each ½ mile and walked the rest of the ½ mile.</text:p>
      <text:p text:style-name="P1">Results: <text:s text:c="7"/>P = ave pace <text:s text:c="5"/>H = ave heart rate <text:s text:c="12"/>P x H <text:s/></text:p>
      <text:p text:style-name="P1">1.<text:tab/>14:55 <text:s text:c="17"/>98 bpm <text:s text:c="20"/>1460 b/mile<text:tab/> <text:s/></text:p>
      <text:p text:style-name="P1">2.<text:tab/>13:46 <text:s text:c="16"/>100 bpm <text:s text:c="19"/>1380 b/mile <text:s text:c="7"/></text:p>
      <text:p text:style-name="P1">3.<text:tab/>12:55 <text:s text:c="16"/>108 bpm <text:s text:c="19"/>1400 b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8-14T20:20:56.25</meta:creation-date>
    <meta:document-statistic meta:table-count="0" meta:image-count="0" meta:object-count="0" meta:page-count="1" meta:paragraph-count="6" meta:word-count="108" meta:character-count="649"/>
    <dc:date>2022-08-14T20:21:41.39</dc:date>
    <dc:creator>James Lombardi</dc:creator>
    <meta:editing-duration>PT46S</meta:editing-duration>
    <meta:editing-cycles>1</meta:editing-cycles>
    <meta:generator>OpenOffice/4.1.2$Win32 OpenOffice.org_project/412m3$Build-9782</meta:generator>
  </office:meta>
</office:document-meta>
</file>